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684f9" officeooo:paragraph-rsid="001684f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officeooo:rsid="001684f9" officeooo:paragraph-rsid="001684f9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3fd6fe" officeooo:paragraph-rsid="003fd6f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66c5c" officeooo:paragraph-rsid="00566c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7b636" officeooo:paragraph-rsid="0017b636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5aaef" officeooo:paragraph-rsid="0025aaef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b7f8a" officeooo:paragraph-rsid="002b7f8a"/>
    </style:style>
    <style:style style:name="P8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officeooo:rsid="001684f9" officeooo:paragraph-rsid="001684f9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en" fo:country="US" officeooo:rsid="001f3e2c" officeooo:paragraph-rsid="0017b636"/>
    </style:style>
    <style:style style:name="P10" style:family="paragraph" style:parent-style-name="Standard">
      <style:paragraph-properties fo:text-align="start" style:justify-single-word="false"/>
      <style:text-properties style:text-position="0% 100%" fo:language="en" fo:country="US" officeooo:rsid="00274b08" officeooo:paragraph-rsid="0025aaef"/>
    </style:style>
    <style:style style:name="P11" style:family="paragraph" style:parent-style-name="Standard">
      <style:paragraph-properties fo:text-align="start" style:justify-single-word="false"/>
      <style:text-properties style:text-position="0% 100%" fo:language="en" fo:country="US" officeooo:rsid="0029cfe2" officeooo:paragraph-rsid="0025aaef"/>
    </style:style>
    <style:style style:name="P12" style:family="paragraph" style:parent-style-name="Standard">
      <style:paragraph-properties fo:text-align="start" style:justify-single-word="false"/>
      <style:text-properties style:text-position="0% 100%" fo:language="en" fo:country="US" officeooo:rsid="002d3f5a" officeooo:paragraph-rsid="0025aaef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en" fo:country="US" officeooo:rsid="003125ae" officeooo:paragraph-rsid="0025aaef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en" fo:country="US" officeooo:rsid="00357f68" officeooo:paragraph-rsid="0025aaef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en" fo:country="US" officeooo:rsid="003babd1" officeooo:paragraph-rsid="003babd1"/>
    </style:style>
    <style:style style:name="P16" style:family="paragraph" style:parent-style-name="Standard">
      <style:paragraph-properties fo:text-align="start" style:justify-single-word="false"/>
      <style:text-properties style:text-position="0% 100%" fo:language="en" fo:country="US" officeooo:rsid="00661c36" officeooo:paragraph-rsid="006e0f6b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5pt" fo:language="en" fo:country="US" style:text-underline-style="solid" style:text-underline-width="auto" style:text-underline-color="font-color" fo:font-weight="bold" officeooo:rsid="003f4b94" officeooo:paragraph-rsid="003f4b94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style:text-position="0% 100%" fo:font-size="12pt" fo:language="en" fo:country="US" style:text-underline-style="none" fo:font-weight="normal" officeooo:rsid="003f4b94" officeooo:paragraph-rsid="003f4b9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style:text-position="0% 100%" fo:font-size="12pt" fo:language="en" fo:country="US" style:text-underline-style="none" fo:font-weight="normal" officeooo:rsid="004e5c0d" officeooo:paragraph-rsid="003fd6f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style:text-position="0% 100%" fo:font-size="12pt" fo:language="en" fo:country="US" style:text-underline-style="none" fo:font-weight="normal" officeooo:rsid="0050845e" officeooo:paragraph-rsid="003fd6f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style:text-position="0% 100%" fo:font-size="12pt" fo:language="en" fo:country="US" style:text-underline-style="none" fo:font-weight="normal" officeooo:rsid="00566c5c" officeooo:paragraph-rsid="00566c5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8649e" officeooo:paragraph-rsid="0058649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solid" style:text-underline-width="auto" style:text-underline-color="font-color" fo:font-weight="bold" officeooo:rsid="0076b8a2" officeooo:paragraph-rsid="0076b8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solid" style:text-underline-width="auto" style:text-underline-color="font-color" fo:font-weight="bold" officeooo:rsid="00784d0a" officeooo:paragraph-rsid="00784d0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solid" style:text-underline-width="auto" style:text-underline-color="font-color" fo:font-weight="bold" officeooo:rsid="0082a7fc" officeooo:paragraph-rsid="0082a7f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5pt" fo:language="en" fo:country="US" style:text-underline-style="solid" style:text-underline-width="auto" style:text-underline-color="font-color" fo:font-weight="bold" officeooo:rsid="0076b8a2" officeooo:paragraph-rsid="0076b8a2" style:font-size-asian="15pt" style:font-weight-asian="bold" style:font-size-complex="15pt" style:font-weight-complex="bold"/>
    </style:style>
    <style:style style:name="T1" style:family="text">
      <style:text-properties officeooo:rsid="0018dbc0"/>
    </style:style>
    <style:style style:name="T2" style:family="text">
      <style:text-properties style:text-position="super 58%" officeooo:rsid="0018dbc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8dbc0"/>
    </style:style>
    <style:style style:name="T5" style:family="text">
      <style:text-properties style:text-position="0% 100%" officeooo:rsid="0019a699"/>
    </style:style>
    <style:style style:name="T6" style:family="text">
      <style:text-properties style:text-position="0% 100%" officeooo:rsid="001bb795"/>
    </style:style>
    <style:style style:name="T7" style:family="text">
      <style:text-properties style:text-position="0% 100%" officeooo:rsid="001e3668"/>
    </style:style>
    <style:style style:name="T8" style:family="text">
      <style:text-properties style:text-position="0% 100%" officeooo:rsid="001f3e2c"/>
    </style:style>
    <style:style style:name="T9" style:family="text">
      <style:text-properties style:text-position="0% 100%" officeooo:rsid="0026e5a5"/>
    </style:style>
    <style:style style:name="T10" style:family="text">
      <style:text-properties style:text-position="0% 100%" officeooo:rsid="00274b08"/>
    </style:style>
    <style:style style:name="T11" style:family="text">
      <style:text-properties style:text-position="0% 100%" officeooo:rsid="00286c76"/>
    </style:style>
    <style:style style:name="T12" style:family="text">
      <style:text-properties style:text-position="0% 100%" officeooo:rsid="0029cfe2"/>
    </style:style>
    <style:style style:name="T13" style:family="text">
      <style:text-properties style:text-position="0% 100%" officeooo:rsid="002a6bc1"/>
    </style:style>
    <style:style style:name="T14" style:family="text">
      <style:text-properties style:text-position="0% 100%" officeooo:rsid="002b7f8a"/>
    </style:style>
    <style:style style:name="T15" style:family="text">
      <style:text-properties style:text-position="0% 100%" officeooo:rsid="002d3f5a"/>
    </style:style>
    <style:style style:name="T16" style:family="text">
      <style:text-properties style:text-position="0% 100%" officeooo:rsid="003019d2"/>
    </style:style>
    <style:style style:name="T17" style:family="text">
      <style:text-properties style:text-position="0% 100%" officeooo:rsid="003125ae"/>
    </style:style>
    <style:style style:name="T18" style:family="text">
      <style:text-properties style:text-position="0% 100%" officeooo:rsid="0032eba2"/>
    </style:style>
    <style:style style:name="T19" style:family="text">
      <style:text-properties style:text-position="0% 100%" officeooo:rsid="00339aad"/>
    </style:style>
    <style:style style:name="T20" style:family="text">
      <style:text-properties style:text-position="0% 100%" officeooo:rsid="00357f68"/>
    </style:style>
    <style:style style:name="T21" style:family="text">
      <style:text-properties style:text-position="0% 100%" officeooo:rsid="0039d398"/>
    </style:style>
    <style:style style:name="T22" style:family="text">
      <style:text-properties style:text-position="0% 100%" officeooo:rsid="0040280c"/>
    </style:style>
    <style:style style:name="T23" style:family="text">
      <style:text-properties style:text-position="0% 100%" officeooo:rsid="00421cf3"/>
    </style:style>
    <style:style style:name="T24" style:family="text">
      <style:text-properties style:text-position="0% 100%" officeooo:rsid="004401f9"/>
    </style:style>
    <style:style style:name="T25" style:family="text">
      <style:text-properties style:text-position="0% 100%" officeooo:rsid="0046ebdc"/>
    </style:style>
    <style:style style:name="T26" style:family="text">
      <style:text-properties style:text-position="0% 100%" officeooo:rsid="004bcd74"/>
    </style:style>
    <style:style style:name="T27" style:family="text">
      <style:text-properties style:text-position="0% 100%" officeooo:rsid="004d3a51"/>
    </style:style>
    <style:style style:name="T28" style:family="text">
      <style:text-properties style:text-position="0% 100%" officeooo:rsid="004e5c0d"/>
    </style:style>
    <style:style style:name="T29" style:family="text">
      <style:text-properties style:text-position="0% 100%" officeooo:rsid="00501702"/>
    </style:style>
    <style:style style:name="T30" style:family="text">
      <style:text-properties style:text-position="0% 100%" officeooo:rsid="0050845e"/>
    </style:style>
    <style:style style:name="T31" style:family="text">
      <style:text-properties style:text-position="0% 100%" officeooo:rsid="0058736e"/>
    </style:style>
    <style:style style:name="T32" style:family="text">
      <style:text-properties style:text-position="0% 100%" officeooo:rsid="005a4ecd"/>
    </style:style>
    <style:style style:name="T33" style:family="text">
      <style:text-properties style:text-position="0% 100%" officeooo:rsid="005c2481"/>
    </style:style>
    <style:style style:name="T34" style:family="text">
      <style:text-properties style:text-position="0% 100%" officeooo:rsid="005d4f83"/>
    </style:style>
    <style:style style:name="T35" style:family="text">
      <style:text-properties style:text-position="0% 100%" officeooo:rsid="005ee1de"/>
    </style:style>
    <style:style style:name="T36" style:family="text">
      <style:text-properties style:text-position="0% 100%" officeooo:rsid="005ef193"/>
    </style:style>
    <style:style style:name="T37" style:family="text">
      <style:text-properties style:text-position="0% 100%" officeooo:rsid="0060e473"/>
    </style:style>
    <style:style style:name="T38" style:family="text">
      <style:text-properties style:text-position="0% 100%" officeooo:rsid="00624d6f"/>
    </style:style>
    <style:style style:name="T39" style:family="text">
      <style:text-properties style:text-position="0% 100%" officeooo:rsid="006401b8"/>
    </style:style>
    <style:style style:name="T40" style:family="text">
      <style:text-properties style:text-position="0% 100%" officeooo:rsid="00642148"/>
    </style:style>
    <style:style style:name="T41" style:family="text">
      <style:text-properties style:text-position="0% 100%" officeooo:rsid="00649e3b"/>
    </style:style>
    <style:style style:name="T42" style:family="text">
      <style:text-properties style:text-position="0% 100%" officeooo:rsid="006fc44d"/>
    </style:style>
    <style:style style:name="T43" style:family="text">
      <style:text-properties style:text-position="0% 100%" officeooo:rsid="007028d4"/>
    </style:style>
    <style:style style:name="T44" style:family="text">
      <style:text-properties style:text-position="0% 100%" fo:font-weight="bold" officeooo:rsid="0050845e" style:font-weight-asian="bold" style:font-weight-complex="bold"/>
    </style:style>
    <style:style style:name="T45" style:family="text">
      <style:text-properties style:text-position="0% 100%" fo:font-weight="bold" officeooo:rsid="00357f68" style:font-weight-asian="bold" style:font-weight-complex="bold"/>
    </style:style>
    <style:style style:name="T46" style:family="text">
      <style:text-properties style:text-position="0% 100%" fo:font-weight="bold" officeooo:rsid="0032eba2" style:font-weight-asian="bold" style:font-weight-complex="bold"/>
    </style:style>
    <style:style style:name="T47" style:family="text">
      <style:text-properties style:text-position="0% 100%" style:text-underline-style="none" fo:font-weight="normal" style:font-weight-asian="normal" style:font-weight-complex="normal"/>
    </style:style>
    <style:style style:name="T48" style:family="text">
      <style:text-properties style:text-position="0% 100%" style:text-underline-style="none" fo:font-weight="normal" officeooo:rsid="00661c36" style:font-weight-asian="normal" style:font-weight-complex="normal"/>
    </style:style>
    <style:style style:name="T49" style:family="text">
      <style:text-properties style:text-position="0% 100%" style:text-underline-style="none" fo:font-weight="normal" officeooo:rsid="0079528e" style:font-weight-asian="normal" style:font-weight-complex="normal"/>
    </style:style>
    <style:style style:name="T50" style:family="text">
      <style:text-properties style:text-position="0% 100%" style:text-underline-style="none" fo:font-weight="normal" officeooo:rsid="0079cbbe" style:font-weight-asian="normal" style:font-weight-complex="normal"/>
    </style:style>
    <style:style style:name="T51" style:family="text">
      <style:text-properties style:text-position="0% 100%" style:text-underline-style="none" fo:font-weight="normal" officeooo:rsid="007af2ed" style:font-weight-asian="normal" style:font-weight-complex="normal"/>
    </style:style>
    <style:style style:name="T52" style:family="text">
      <style:text-properties style:text-position="0% 100%" style:text-underline-style="none" fo:font-weight="normal" officeooo:rsid="007c8e2e" style:font-weight-asian="normal" style:font-weight-complex="normal"/>
    </style:style>
    <style:style style:name="T53" style:family="text">
      <style:text-properties style:text-position="0% 100%" style:text-underline-style="none" fo:font-weight="normal" officeooo:rsid="007cbdd4" style:font-weight-asian="normal" style:font-weight-complex="normal"/>
    </style:style>
    <style:style style:name="T54" style:family="text">
      <style:text-properties style:text-position="0% 100%" style:text-underline-style="none" fo:font-weight="normal" officeooo:rsid="007ebcf5" style:font-weight-asian="normal" style:font-weight-complex="normal"/>
    </style:style>
    <style:style style:name="T55" style:family="text">
      <style:text-properties style:text-position="0% 100%" style:text-underline-style="none" fo:font-weight="normal" officeooo:rsid="00806054" style:font-weight-asian="normal" style:font-weight-complex="normal"/>
    </style:style>
    <style:style style:name="T56" style:family="text">
      <style:text-properties style:text-position="0% 100%" style:text-underline-style="none" fo:font-weight="normal" officeooo:rsid="0084a0f5" style:font-weight-asian="normal" style:font-weight-complex="normal"/>
    </style:style>
    <style:style style:name="T57" style:family="text">
      <style:text-properties style:text-position="0% 100%" style:text-underline-style="none" fo:font-weight="normal" officeooo:rsid="0085293b" style:font-weight-asian="normal" style:font-weight-complex="normal"/>
    </style:style>
    <style:style style:name="T58" style:family="text">
      <style:text-properties style:text-position="0% 100%" style:text-underline-style="none" fo:font-weight="normal" officeooo:rsid="0089dee2" style:font-weight-asian="normal" style:font-weight-complex="normal"/>
    </style:style>
    <style:style style:name="T59" style:family="text">
      <style:text-properties style:text-position="0% 100%" style:text-underline-style="none" fo:font-weight="normal" officeooo:rsid="008b761b" style:font-weight-asian="normal" style:font-weight-complex="normal"/>
    </style:style>
    <style:style style:name="T60" style:family="text">
      <style:text-properties style:text-position="0% 100%" style:text-underline-style="none" fo:font-weight="normal" officeooo:rsid="008c7602" style:font-weight-asian="normal" style:font-weight-complex="normal"/>
    </style:style>
    <style:style style:name="T61" style:family="text">
      <style:text-properties officeooo:rsid="003d9732"/>
    </style:style>
    <style:style style:name="T62" style:family="text">
      <style:text-properties officeooo:rsid="006782cf"/>
    </style:style>
    <style:style style:name="T6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tate of TuxML Project</text:p>
      <text:p text:style-name="P2"/>
      <text:p text:style-name="P8">‘<text:span text:style-name="T61">Compilations’ Database:</text:span></text:p>
      <text:p text:style-name="P2"/>
      <text:p text:style-name="P5"><text:span text:style-name="T1"><text:tab/>July the 9</text:span><text:span text:style-name="T2">th</text:span><text:span text:style-name="T4"> 2018, </text:span><text:span text:style-name="T5">there are 76031 entries in the main database. </text:span><text:span text:style-name="T6">With enough entries we started to do some statistics on it and think about what are the important options </text:span><text:span text:style-name="T7">that appear often and change </text:span><text:span text:style-name="T8">the characteristics of the kernel.</text:span></text:p>
      <text:p text:style-name="P9"/>
      <text:p text:style-name="P6"><text:span text:style-name="T8"><text:tab/>T</text:span><text:span text:style-name="T3">he compilation process is operational and works properly even with some options that are precised <text:s/>in the documentation </text:span><text:span text:style-name="T9">and the helps (-h, --help).</text:span><text:span text:style-name="T10"> It means that it is easy to run the process on a machine with docker installed. </text:span></text:p>
      <text:p text:style-name="P10"/>
      <text:p text:style-name="P6"><text:span text:style-name="T10"><text:tab/></text:span><text:span text:style-name="T11">TuxML will be run a certain number of times ( as many as asked ) </text:span><text:span text:style-name="T12">on a machine then all kind of characteristics are computed </text:span><text:span text:style-name="T13">during and after the compilation of a kernel.</text:span><text:span text:style-name="T12"> </text:span></text:p>
      <text:p text:style-name="P11"/>
      <text:p text:style-name="P7"><text:span text:style-name="T12">H</text:span><text:span text:style-name="T3">ere are some of </text:span><text:span text:style-name="T21">the most important </text:span><text:span text:style-name="T3">:</text:span></text:p>
      <text:p text:style-name="P11"/>
      <text:p text:style-name="P6"><text:span text:style-name="T12">- </text:span><text:span text:style-name="T14">The date of the compilation</text:span></text:p>
      <text:p text:style-name="P6"><text:span text:style-name="T14">- </text:span><text:span text:style-name="T15">The time of compilation</text:span></text:p>
      <text:p text:style-name="P12">- The size of the kernel “vmlinux”</text:p>
      <text:p text:style-name="P12">- The 18 sizes related to “vmlinux” which are all compressed versions of vmlinux</text:p>
      <text:p text:style-name="P6"><text:span text:style-name="T15">- </text:span><text:span text:style-name="T16">The .config file which is the configuration used to compile</text:span></text:p>
      <text:p text:style-name="P6"><text:span text:style-name="T16">- </text:span><text:span text:style-name="T17">The st</text:span><text:span text:style-name="T18">andard output </text:span><text:span text:style-name="T17">log file “</text:span><text:span text:style-name="T46">stdlog</text:span><text:span text:style-name="T18">” </text:span><text:span text:style-name="T19">from the “make”</text:span></text:p>
      <text:p text:style-name="P13">- The <text:span text:style-name="T63">errlog</text:span> file to know what errors can appear</text:p>
      <text:p text:style-name="P6"><text:span text:style-name="T17">- </text:span><text:span text:style-name="T20">The standard output file from “</text:span><text:span text:style-name="T45">runandlog.py</text:span><text:span text:style-name="T20">”, “</text:span><text:span text:style-name="T45">output.log</text:span><text:span text:style-name="T20">”</text:span></text:p>
      <text:p text:style-name="P14"/>
      <text:p text:style-name="P15">With this kind of data, we can compute the average time of compilation, the average size of kernel, the minimum and maximum of each one of them too.</text:p>
      <text:p text:style-name="P15"/>
      <text:p text:style-name="P15"/>
      <text:p text:style-name="P16">The compilation part of the project to fill a database is ready to be run as much as wanted. <text:span text:style-name="T62">The remaining part is to use this data, make correlations and predictions, understand what parameters change the kernel itself and its characteristics to manipulate it as we want.</text:span></text:p>
      <text:p text:style-name="P15"/>
      <text:p text:style-name="P17">config_bdd.csv:</text:p>
      <text:p text:style-name="P18"/>
      <text:p text:style-name="P3"><text:span text:style-name="T3"><text:tab/></text:span><text:span text:style-name="T22">This is a csv file which is near from the main database, the difference is that </text:span><text:span text:style-name="T42">it is a small portion of the real datab</text:span><text:span text:style-name="T43">a</text:span><text:span text:style-name="T42">se and </text:span><text:span text:style-name="T23">each</text:span><text:span text:style-name="T22"> compressed sizes are now column </text:span><text:span text:style-name="T24">and each existing options in the configuration file .config are now column too</text:span><text:span text:style-name="T22">. </text:span><text:span text:style-name="T25">It makes the csv 12 </text:span><text:span text:style-name="T26">819 </text:span><text:span text:style-name="T27">columns, </text:span><text:span text:style-name="T28">where 12797 columns are only the names of options possible </text:span><text:span text:style-name="T29">from configuration file “.config”</text:span><text:span text:style-name="T28">.</text:span></text:p>
      <text:p text:style-name="P19"/>
      <text:p text:style-name="P3"><text:span text:style-name="T28"><text:tab/></text:span><text:span text:style-name="T30">To fill this csv, the jupyter script “</text:span><text:span text:style-name="T44">bdd2csv</text:span><text:span text:style-name="T30">” has been written.</text:span></text:p>
      <text:p text:style-name="P20"/>
      <text:p text:style-name="P4"><text:span text:style-name="T30">T</text:span><text:span text:style-name="T3">his CSV file has been design in order to applied Machine Learning algorithm and make correlations between a given option and a characteristic of the kernel.</text:span></text:p>
      <text:p text:style-name="P21"/>
      <text:p text:style-name="P22"><text:span text:style-name="T3">As a preliminary result, when looking for options that affect </text:span><text:span text:style-name="T31">on the size of the kernel the first option that appear is CONFIG_DEBUG_INFO </text:span><text:span text:style-name="T38">for</text:span><text:span text:style-name="T32"> example</text:span><text:span text:style-name="T31">.</text:span><text:span text:style-name="T3"> <text:s/></text:span><text:span text:style-name="T33">From a given </text:span><text:span text:style-name="T34">moment </text:span><text:span text:style-name="T33">we set all the configuration</text:span><text:span text:style-name="T39">s</text:span><text:span text:style-name="T33"> with CONFIG_DEBUG_INFO to </text:span><text:span text:style-name="T40">no (“</text:span><text:span text:style-name="T41">is not set</text:span><text:span text:style-name="T40">”)</text:span><text:span text:style-name="T33"> </text:span><text:span text:style-name="T34">to see if the kernel is really reduced </text:span><text:span text:style-name="T35">and it seems to be the case. ( Real results will arrive soon when t</text:span><text:span text:style-name="T37">he</text:span><text:span text:style-name="T35"> </text:span><text:span text:style-name="T36">analy</text:span><text:span text:style-name="T37">sis will be done</text:span><text:span text:style-name="T36">.</text:span><text:span text:style-name="T35"> )</text:span></text:p>
      <text:p text:style-name="P22"><text:span text:style-name="T35"/></text:p>
      <text:p text:style-name="P22"><text:soft-page-break/><text:span text:style-name="T35"/></text:p>
      <text:p text:style-name="P26"><text:span text:style-name="T35">C</text:span><text:span text:style-name="T3">haracteristics:</text:span></text:p>
      <text:p text:style-name="P23"><text:span text:style-name="T48"/></text:p>
      <text:p text:style-name="P24"><text:span text:style-name="T48"><text:tab/>T</text:span><text:span text:style-name="T47">he characteristics of the kernel are computed in different ways, </text:span><text:span text:style-name="T49">the size of vmlinux ( the kernel ) </text:span><text:span text:style-name="T52">ans its compressed versions</text:span><text:span text:style-name="T49"> for example </text:span><text:span text:style-name="T53">are</text:span><text:span text:style-name="T50"> computed with the bash command “</text:span><text:span text:style-name="T51">wc -c”. </text:span><text:span text:style-name="T54">The compilation time is only the “compilation in progress” part of tuxml.</text:span><text:span text:style-name="T55">py</text:span><text:span text:style-name="T54">.</text:span></text:p>
      <text:p text:style-name="P24"><text:span text:style-name="T54"/></text:p>
      <text:p text:style-name="P25"><text:span text:style-name="T54"><text:tab/>O</text:span><text:span text:style-name="T47">utput log file is generated from the standard output of tuxml.py thanks to the “tee” command and a filter to remove all color code and make it more readable. </text:span><text:span text:style-name="T56">The errlog file and stdlog file are the standard output from the “make” command in the compilation process </text:span><text:span text:style-name="T57">as errlog is the error output from the same “make” command.</text:span></text:p>
      <text:p text:style-name="P25"><text:span text:style-name="T57"/></text:p>
      <text:p text:style-name="P25"><text:span text:style-name="T57"><text:tab/></text:span><text:span text:style-name="T58">The “.config” file is in the database too, it is used in jupyter scripts </text:span><text:span text:style-name="T59">to make config_bdd.csv for example </text:span><text:span text:style-name="T60">and correl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59:03.884884900</meta:creation-date>
    <dc:date>2018-07-10T11:47:07.809745619</dc:date>
    <meta:editing-duration>PT6H46M48S</meta:editing-duration>
    <meta:editing-cycles>97</meta:editing-cycles>
    <meta:generator>LibreOffice/6.0.5.2$Linux_X86_64 LibreOffice_project/00$Build-2</meta:generator>
    <meta:document-statistic meta:table-count="0" meta:image-count="0" meta:object-count="0" meta:page-count="2" meta:paragraph-count="25" meta:word-count="572" meta:character-count="3256" meta:non-whitespace-character-count="2698"/>
  </office:meta>
</office:document-meta>
</file>